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rad</text:p>
          </table:table-cell>
          <table:table-cell table:style-name="ce1" table:formula="of:=6371.22*10^(3)" office:value-type="float" office:value="6371220" calcext:value-type="float">
            <text:p>637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" calcext:value-type="float">
            <text:p>0</text:p>
          </table:table-cell>
          <table:table-cell table:formula="of:=2*PI()*[.B3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9.80616" calcext:value-type="float">
            <text:p>9.8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</text:p>
          </table:table-cell>
          <table:table-cell table:style-name="ce1" table:formula="of:=7.292*10^(-5)" office:value-type="float" office:value="0.00007292" calcext:value-type="float">
            <text:p>0.00007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2*[.B9]" office:value-type="float" office:value="0.00014584" calcext:value-type="float">
            <text:p>0.00014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8]*[.B11])" office:value-type="float" office:value="313.147888385025" calcext:value-type="float">
            <text:p>313.14788838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un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/>
        </table:table-row>
        <table:table-row table:style-name="ro1">
          <table:table-cell/>
          <table:table-cell table:formula="of:=[.B15]*24" office:value-type="float" office:value="24" calcext:value-type="float">
            <text:p>24</text:p>
          </table:table-cell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/>
          <table:table-cell table:formula="of:=[.B16]*60" office:value-type="float" office:value="1440" calcext:value-type="float">
            <text:p>1440</text:p>
          </table:table-cell>
          <table:table-cell office:value-type="string" calcext:value-type="string">
            <text:p>minutes</text:p>
          </table:table-cell>
          <table:table-cell/>
        </table:table-row>
        <table:table-row table:style-name="ro1">
          <table:table-cell/>
          <table:table-cell table:formula="of:=[.B17]*60" office:value-type="float" office:value="86400" calcext:value-type="float">
            <text:p>86400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FL grav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t max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([.C4]/[.B23])/[.B12]" office:value-type="float" office:value="665.812207826092" calcext:value-type="float">
            <text:p>665.8122078261</text:p>
          </table:table-cell>
          <table:table-cell table:formula="of:=[.C23]/60" office:value-type="float" office:value="11.0968701304349" calcext:value-type="float">
            <text:p>11.09687013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FL u</text:p>
          </table:table-cell>
          <table:table-cell office:value-type="float" office:value="192" calcext:value-type="float">
            <text:p>192</text:p>
          </table:table-cell>
          <table:table-cell table:formula="of:=([.C4]/[.B25])/50" office:value-type="float" office:value="4169.95373883424" calcext:value-type="float">
            <text:p>4169.9537388343</text:p>
          </table:table-cell>
          <table:table-cell table:formula="of:=[.C25]/60" office:value-type="float" office:value="69.4992289805707" calcext:value-type="float">
            <text:p>69.499228980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visc I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float" office:value="512" calcext:value-type="float">
            <text:p>512</text:p>
          </table:table-cell>
          <table:table-cell table:formula="of:=3*[.B31]/2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tau</text:p>
          </table:table-cell>
          <table:table-cell table:formula="of:=6*[.B30]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2 (hiper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</text:p>
          </table:table-cell>
          <table:table-cell table:formula="of:=[.B3]^2/[.B31]^2" office:value-type="float" office:value="154847886.231995" calcext:value-type="float">
            <text:p>154847886.231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power</text:p>
          </table:table-cell>
          <table:table-cell table:formula="of:=[.B34]^[.B33]" office:value-type="float" office:value="2.39778678705168E+016" calcext:value-type="float">
            <text:p>2.39778678705168E+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formula="of:=[.B35]/[.B32]" office:value-type="float" office:value="3996311311752.79" calcext:value-type="float">
            <text:p>3996311311752.7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solution: </text:p>
          </table:table-cell>
          <table:table-cell table:formula="of:=[.C4]" office:value-type="float" office:value="40031555.8928087" calcext:value-type="float">
            <text:p>40031555.8928087</text:p>
          </table:table-cell>
          <table:table-cell table:formula="of:=[.B39]/[.C31]" office:value-type="float" office:value="52124.421735428" calcext:value-type="float">
            <text:p>52124.4217354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4:07:24.799399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eixoto</meta:initial-creator>
    <meta:creation-date>2017-10-27T11:15:07.775578349</meta:creation-date>
    <meta:generator>LibreOffice/5.1.6.2$Linux_X86_64 LibreOffice_project/10m0$Build-2</meta:generator>
    <dc:date>2018-06-05T14:09:02.291429499</dc:date>
    <dc:creator>Pedro Peixoto</dc:creator>
    <meta:editing-duration>PT2H37M21S</meta:editing-duration>
    <meta:editing-cycles>6</meta:editing-cycles>
    <meta:document-statistic meta:table-count="1" meta:cell-count="57" meta:object-count="0"/>
    <meta:user-defined meta:name="qrichtext">1</meta:user-defined>
  </office:meta>
</office:document-meta>
</file>